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, 'Courier New'"/>
    <style:font-face style:name="Bitstream Vera Sans" svg:font-family="'Bitstream Vera Sans'" style:font-pitch="variable"/>
    <style:font-face style:name="Luxi Sans" svg:font-family="'Luxi Sans'" style:font-pitch="variable"/>
    <style:font-face style:name="Nimbus Roman No9 L" svg:font-family="'Nimbus Roman No9 L', 'Times New Roman'" style:font-family-generic="roman" style:font-pitch="variable"/>
    <style:font-face style:name="DejaVu LGC Sans" svg:font-family="'DejaVu LGC Sans'" style:font-family-generic="system" style:font-pitch="variable"/>
  </office:font-face-decls>
  <office:automatic-styles>
    <style:style style:name="P1" style:family="paragraph" style:parent-style-name="Standard">
      <style:text-properties fo:language="en" fo:country="GB" style:font-name-complex="Luxi Sans" style:language-complex="en" style:country-complex="US"/>
    </style:style>
    <style:style style:name="P2" style:family="paragraph" style:parent-style-name="Standard">
      <style:paragraph-properties fo:text-align="center" style:justify-single-word="false"/>
      <style:text-properties fo:language="en" fo:country="GB" style:font-name-complex="Luxi Sans" style:language-complex="en" style:country-complex="US"/>
    </style:style>
    <style:style style:name="P3" style:family="paragraph" style:parent-style-name="Standard">
      <style:paragraph-properties fo:text-align="justify" style:justify-single-word="false"/>
      <style:text-properties fo:language="en" fo:country="GB" style:font-name-complex="Luxi Sans" style:language-complex="en" style:country-complex="US"/>
    </style:style>
    <style:style style:name="P4" style:family="paragraph" style:parent-style-name="Standard">
      <style:paragraph-properties fo:text-align="center" style:justify-single-word="false"/>
      <style:text-properties style:use-window-font-color="true" fo:font-size="16pt" fo:language="en" fo:country="GB" style:text-underline-style="solid" style:text-underline-width="auto" style:text-underline-color="font-color" fo:font-weight="bold" style:font-name-asian="Bitstream Vera Sans" style:font-size-asian="16pt" style:font-weight-asian="bold" style:font-name-complex="Luxi Sans" style:font-size-complex="16pt" style:language-complex="en" style:country-complex="US" style:font-weight-complex="bold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 style:master-page-name="Standard">
      <style:paragraph-properties fo:text-align="center" style:justify-single-word="false" style:page-number="auto"/>
      <style:text-properties fo:font-size="16pt" fo:language="en" fo:country="GB" style:font-size-asian="16pt" style:font-name-complex="Luxi Sans" style:font-size-complex="16pt" style:language-complex="en" style:country-complex="US"/>
    </style:style>
    <style:style style:name="T1" style:family="text">
      <style:text-properties fo:language="en" fo:country="GB" style:font-name-complex="Luxi Sans" style:language-complex="en" style:country-complex="US"/>
    </style:style>
    <style:style style:name="T2" style:family="text">
      <style:text-properties fo:language="en" fo:country="GB" officeooo:rsid="0012c6e4" style:font-name-complex="Luxi Sans" style:language-complex="en" style:country-complex="US"/>
    </style:style>
    <style:style style:name="T3" style:family="text">
      <style:text-properties fo:language="en" fo:country="GB" style:language-asian="en" style:country-asian="US" style:font-name-complex="Luxi Sans" style:language-complex="en" style:country-complex="US"/>
    </style:style>
    <style:style style:name="T4" style:family="text">
      <style:text-properties style:text-position="super 58%" fo:language="en" fo:country="GB" style:font-name-complex="Luxi Sans" style:language-complex="en" style:country-complex="US"/>
    </style:style>
    <style:style style:name="T5" style:family="text">
      <style:text-properties style:text-position="0% 100%" fo:language="en" fo:country="GB" style:font-name-complex="Luxi Sans" style:language-complex="en" style:country-complex="US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Alpine Brain Imaging Meeting 2007:</text:p>
      <text:p text:style-name="P2"/>
      <text:p text:style-name="P2"/>
      <text:p text:style-name="P4">Impulsive decision-making: Findings from the modelling of 3 versions of the Iowa Gambling Task</text:p>
      <text:p text:style-name="P2"/>
      <text:p text:style-name="P2"/>
      <text:p text:style-name="P5"><text:span text:style-name="T1">Mathieu d'Acremont</text:span><text:span text:style-name="T4">1</text:span><text:span text:style-name="T1">, Manfred Gilli</text:span><text:span text:style-name="T4">2</text:span><text:span text:style-name="T1">, Martial Van der Linden</text:span><text:span text:style-name="T4">3</text:span><text:span text:style-name="T1">, Antoine Bechara</text:span><text:span text:style-name="T4">4</text:span></text:p>
      <text:p text:style-name="P2"/>
      <text:p text:style-name="P5"><text:span text:style-name="T4">1</text:span><text:span text:style-name="T1">Swiss Centre for Affective Sciences, University of Geneva</text:span></text:p>
      <text:p text:style-name="P5"><text:span text:style-name="T4">2</text:span><text:span text:style-name="T1">Department of Econometrics, University of Geneva</text:span></text:p>
      <text:p text:style-name="P5"><text:span text:style-name="T4">3</text:span><text:span text:style-name="T1">Department of Psychology, University of Geneva</text:span></text:p>
      <text:p text:style-name="P5"><text:span text:style-name="T4">4</text:span><text:span text:style-name="T5">Brain and Creativity Institute, </text:span><text:span text:style-name="T1">University of Southern California</text:span></text:p>
      <text:p text:style-name="P2"/>
      <text:p text:style-name="P1"/>
      <text:p text:style-name="P6"><text:span text:style-name="T1">The Iowa Gambling Task (IGT) is a popular method for investigating decision-making. In its original version, participants make 100 choices from four decks of cards <text:s/>(Bechara et al., 1994). Each choice is followed by a gain and/or a loss of money. The goal is to maximize the net payoff across the successive trials. Two decks are advantageous but their positions are </text:span><text:span text:style-name="T2">unknown to</text:span><text:span text:style-name="T1"> the participant. Choices in this version have been modelled by means of a reinforcement learning algorithm that decomposes decision-making into 3 parameters: a learning rate, a sensitivity to reward, and an exploration tendency (Busemeyer &amp; Stout, 2002). However this modelling is problematic because simulations have shown that the estimated parameters are unreliable with only 100 trials. To overcome this limitation, we used 3 versions of the IGT with 100 trials each. The 2 advantageous decks changed between versions. Simulations revealed that a modelling based on the 3 versions allowed a more precise estimation of the parameters. As an application, </text:span><text:span text:style-name="T3">we modelled choices of <text:s/>adults who completed the 3 IGT versions successively and the UPPS impulsivity questionnaire. The 3 parameters were estimated for each participant and correlated with their score of impulsivity. </text:span><text:span text:style-name="T1"><text:s/></text:span><text:span text:style-name="T3">Results revealed that the sensitivity to reward parameter correlated with one aspect of impulsivity: the tendency to act without thinking (lack of premeditation). </text:span><text:span text:style-name="T1">It is concluded that repeated measurement on the IGT improves the modelling of decision-making </text:span><text:span text:style-name="T3">and that lack of premeditation is related to higher sensitivity to reward on the IGT.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" svg:font-family="Courier, 'Courier New'"/>
    <style:font-face style:name="Bitstream Vera Sans" svg:font-family="'Bitstream Vera Sans'" style:font-pitch="variable"/>
    <style:font-face style:name="Luxi Sans" svg:font-family="'Luxi Sans'" style:font-pitch="variable"/>
    <style:font-face style:name="Nimbus Roman No9 L" svg:font-family="'Nimbus Roman No9 L', 'Times New Roman'" style:font-family-generic="roman" style:font-pitch="variable"/>
    <style:font-face style:name="DejaVu LGC Sans" svg:font-family="'DejaVu LGC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ourier" fo:font-size="12pt" fo:language="en" fo:country="US" style:font-name-asian="DejaVu LGC Sans" style:font-size-asian="12pt" style:language-asian="en" style:country-asian="US" style:font-name-complex="DejaVu LGC San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Courier" fo:font-size="12pt" fo:language="en" fo:country="US" style:font-name-asian="DejaVu LGC Sans" style:font-size-asian="12pt" style:language-asian="en" style:country-asian="US" style:font-name-complex="DejaVu LGC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Nimbus Roman No9 L" fo:font-family="'Nimbus Roman No9 L', 'Times New Roman'" style:font-family-generic="roman" style:font-pitch="variable" fo:font-size="12pt" fo:language="en" fo:country="US" style:font-name-asian="Bitstream Vera Sans" style:font-family-asian="'Bitstream Vera Sans'" style:font-pitch-asian="variable" style:font-size-asian="12pt" style:font-name-complex="Luxi Sans" style:font-family-complex="'Luxi Sans'" style:font-pitch-complex="variable" style:font-size-complex="12pt" style:language-complex="en" style:country-complex="US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Bitstream Vera Sans" fo:font-family="'Bitstream Vera Sans'" style:font-pitch="variable" fo:font-size="14pt" style:font-name-asian="Luxi Sans" style:font-family-asian="'Luxi Sans'" style:font-pitch-asian="variable" style:font-size-asian="14pt" style:font-name-complex="Luxi Sans" style:font-family-complex="'Luxi Sans'" style:font-pitch-complex="variable" style:font-size-complex="14pt"/>
    </style:style>
    <style:style style:name="List" style:family="paragraph" style:parent-style-name="Text_20_body" style:class="list">
      <style:text-properties style:font-name-complex="Luxi Sans" style:font-family-complex="'Luxi Sans'" style:font-pitch-complex="variabl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xi Sans" style:font-family-complex="'Luxi Sans'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xi Sans" style:font-family-complex="'Luxi Sans'" style:font-pitch-complex="variable"/>
    </style:style>
    <style:style style:name="Numbering_20_Symbols" style:display-name="Numbering Symbols" style:family="text"/>
    <style:style style:name="Police_20_par_20_défaut" style:display-name="Police par défaut" style:family="text"/>
    <style:style style:name="Absatz-Standardschriftart" style:family="text"/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dc:title>Alpine Brain Imaging Meeting 2005:</dc:title>
    <meta:initial-creator>M.G.</meta:initial-creator>
    <meta:creation-date>2006-12-15T16:54:00</meta:creation-date>
    <dc:date>2015-01-18T22:45:13.288595551</dc:date>
    <meta:print-date>2006-12-15T18:07:49</meta:print-date>
    <dc:language>en-US</dc:language>
    <meta:editing-cycles>6</meta:editing-cycles>
    <meta:editing-duration>PT33M32S</meta:editing-duration>
    <dc:creator>Mathieu d'Acremont</dc:creator>
    <meta:document-statistic meta:table-count="0" meta:image-count="0" meta:object-count="0" meta:page-count="1" meta:paragraph-count="8" meta:word-count="303" meta:character-count="2023" meta:non-whitespace-character-count="1725"/>
    <meta:user-defined meta:name="Info 1"/>
    <meta:user-defined meta:name="Info 2"/>
    <meta:user-defined meta:name="Info 3"/>
    <meta:user-defined meta:name="Info 4"/>
  </office:meta>
</office:document-meta>
</file>